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5cm" fo:min-width="1.3cm"/>
    </style:style>
    <style:style style:name="gr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788cm" fo:min-width="0.59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8cm" svg:height="0.6cm" svg:x="8.2cm" svg:y="1.3cm">
          <text:p/>
          <draw:enhanced-geometry svg:viewBox="0 0 21600 21600" draw:type="rectangle" draw:enhanced-path="M 0 0 L 21600 0 21600 21600 0 21600 0 0 Z N"/>
        </draw:custom-shape>
        <draw:g xml:id="id1" draw:id="id1">
          <draw:line draw:style-name="gr2" draw:text-style-name="P2" draw:layer="layout" svg:x1="7.561cm" svg:y1="3.653cm" svg:x2="7.561cm" svg:y2="4.227cm">
            <text:p/>
          </draw:line>
          <draw:line draw:style-name="gr2" draw:text-style-name="P2" draw:layer="layout" svg:x1="6.8cm" svg:y1="4.232cm" svg:x2="8.32cm" svg:y2="4.232cm">
            <text:p/>
          </draw:line>
          <draw:line draw:style-name="gr2" draw:text-style-name="P2" draw:layer="layout" svg:x1="6.801cm" svg:y1="4.809cm" svg:x2="8.321cm" svg:y2="4.809cm">
            <text:p/>
          </draw:line>
          <draw:line draw:style-name="gr2" draw:text-style-name="P2" draw:layer="layout" svg:x1="7.561cm" svg:y1="4.806cm" svg:x2="7.561cm" svg:y2="5.38cm">
            <text:p/>
          </draw:line>
        </draw:g>
        <draw:connector draw:style-name="gr3" draw:text-style-name="P1" xml:id="id6" draw:id="id6" draw:layer="layout" svg:x1="7.56cm" svg:y1="3.653cm" svg:x2="8.2cm" svg:y2="1.6cm" draw:start-shape="id1" draw:start-glue-point="0" draw:end-shape="id2" draw:end-glue-point="3" svg:d="M7560 3653v-2053h640" svg:viewBox="0 0 641 2054">
          <text:p/>
        </draw:connector>
        <draw:connector draw:style-name="gr3" draw:text-style-name="P1" draw:layer="layout" svg:x1="10cm" svg:y1="1.6cm" svg:x2="10.5cm" svg:y2="3.9cm" draw:start-shape="id2" draw:start-glue-point="1" svg:d="M10000 1600h501v2300h-1" svg:viewBox="0 0 502 2301">
          <text:p/>
        </draw:connector>
        <draw:connector draw:style-name="gr3" draw:text-style-name="P1" xml:id="id7" draw:id="id7" draw:layer="layout" draw:line-skew="2.17cm" svg:x1="10.5cm" svg:y1="5cm" svg:x2="7.56cm" svg:y2="5.38cm" draw:end-shape="id1" draw:end-glue-point="2" svg:d="M10500 5000v3100h-2940v-2720" svg:viewBox="0 0 2941 3101">
          <text:p/>
        </draw:connector>
        <draw:custom-shape draw:style-name="gr4" draw:text-style-name="P3" xml:id="id3" draw:id="id3" draw:layer="layout" svg:width="1.542cm" svg:height="1.468cm" svg:x="0.4cm" svg:y="3.8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42cm" svg:height="1.468cm" svg:x="9.658cm" svg:y="3.832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4" draw:id="id4" draw:layer="layout" svg:width="1.542cm" svg:height="1.468cm" svg:x="3.4cm" svg:y="7.332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5" draw:id="id5" draw:layer="layout" svg:width="1.542cm" svg:height="1.468cm" svg:x="3.258cm" svg:y="0.856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171cm" svg:y1="5.268cm" svg:x2="3.4cm" svg:y2="8.066cm" draw:start-shape="id3" draw:start-glue-point="8" draw:end-shape="id4" draw:end-glue-point="6" svg:d="M1171 5268v2798h2229" svg:viewBox="0 0 2230 2799">
          <text:p/>
        </draw:connector>
        <draw:connector draw:style-name="gr3" draw:text-style-name="P1" draw:layer="layout" svg:x1="1.171cm" svg:y1="3.8cm" svg:x2="3.258cm" svg:y2="1.59cm" draw:start-shape="id3" draw:start-glue-point="4" draw:end-shape="id5" draw:end-glue-point="6" svg:d="M1171 3800v-2210h2087" svg:viewBox="0 0 2088 2211">
          <text:p/>
        </draw:connector>
        <draw:connector draw:style-name="gr3" draw:text-style-name="P1" draw:layer="layout" svg:x1="4.8cm" svg:y1="1.59cm" svg:x2="7.56cm" svg:y2="1.6cm" draw:start-shape="id5" draw:start-glue-point="10" draw:end-shape="id6" draw:end-glue-point="0" svg:d="M4800 1590h1381v10h1379" svg:viewBox="0 0 2761 11">
          <text:p/>
        </draw:connector>
        <draw:connector draw:style-name="gr3" draw:text-style-name="P1" draw:layer="layout" draw:line-skew="0cm -0.501cm" svg:x1="4.942cm" svg:y1="8.066cm" svg:x2="9.03cm" svg:y2="8.1cm" draw:start-shape="id4" draw:start-glue-point="10" draw:end-shape="id7" draw:end-glue-point="0" svg:d="M4942 8066h1310v34h2778" svg:viewBox="0 0 4089 3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4-28T22:28:51.751837455</dc:date>
    <meta:editing-duration>PT43M18S</meta:editing-duration>
    <meta:editing-cycles>17</meta:editing-cycles>
    <meta:generator>LibreOffice/6.4.6.2$Linux_X86_64 LibreOffice_project/40$Build-2</meta:generator>
    <meta:document-statistic meta:object-count="17"/>
  </office:meta>
</office:document-meta>
</file>